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kubectl version --client</text:p>
      <text:p text:style-name="Standard">minikube status</text:p>
      <text:p text:style-name="Standard">minikube start</text:p>
      <text:p text:style-name="Standard"/>
      <text:p text:style-name="Standard">nano deployment.yaml</text:p>
      <text:p text:style-name="Standard">apiVersion: apps/v1</text:p>
      <text:p text:style-name="Standard">kind: Deployment</text:p>
      <text:p text:style-name="Standard">metadata:</text:p>
      <text:p text:style-name="Standard"><text:s text:c="2"/>name: python-webapp-deployment</text:p>
      <text:p text:style-name="Standard">spec:</text:p>
      <text:p text:style-name="Standard"><text:s text:c="2"/>replicas: 2</text:p>
      <text:p text:style-name="Standard"><text:s text:c="2"/>selector:</text:p>
      <text:p text:style-name="Standard"><text:s text:c="4"/>matchLabels:</text:p>
      <text:p text:style-name="Standard"><text:s text:c="6"/>app: python-webapp</text:p>
      <text:p text:style-name="Standard"><text:s text:c="2"/>template:</text:p>
      <text:p text:style-name="Standard"><text:s text:c="4"/>metadata:</text:p>
      <text:p text:style-name="Standard"><text:s text:c="6"/>labels:</text:p>
      <text:p text:style-name="Standard"><text:s text:c="8"/>app: python-webapp</text:p>
      <text:p text:style-name="Standard"><text:s text:c="4"/>spec:</text:p>
      <text:p text:style-name="Standard"><text:s text:c="6"/>containers:</text:p>
      <text:p text:style-name="Standard"><text:s text:c="6"/>- name: python-webapp</text:p>
      <text:p text:style-name="Standard"><text:s text:c="8"/>image: mahendrasimha0403/python-webapp:latest</text:p>
      <text:p text:style-name="Standard"><text:s text:c="8"/>ports:</text:p>
      <text:p text:style-name="Standard"><text:s text:c="8"/>- containerPort: 5000</text:p>
      <text:p text:style-name="Standard"/>
      <text:p text:style-name="Standard">kubectl apply -f deployment.yaml</text:p>
      <text:p text:style-name="Standard">kubectl get deployments</text:p>
      <text:p text:style-name="Standard">kubectl get pods</text:p>
      <text:p text:style-name="Standard">kubectl expose deployment python-webapp-deployment \</text:p>
      <text:p text:style-name="Standard">--type=NodePort \</text:p>
      <text:p text:style-name="Standard">--port=5000</text:p>
      <text:p text:style-name="Standard">kubectl get svc</text:p>
      <text:p text:style-name="Standard">minikube service python-webapp-deployment<text:line-break/><text:line-break/><text:line-break/>docker swarm steps </text:p>
      <text:p text:style-name="Standard"/>
      <text:p text:style-name="Standard">docker swarm init or docker swarm init --advertise-addr IP</text:p>
      <text:p text:style-name="Standard"><text:s/></text:p>
      <text:p text:style-name="Standard">docker service create \</text:p>
      <text:p text:style-name="Standard">--name python-webapp \</text:p>
      <text:p text:style-name="Standard">--replicas 2 \</text:p>
      <text:p text:style-name="Standard">--publish published=5000,target=5000 \</text:p>
      <text:p text:style-name="Standard">mahendrasimha0403/python-webapp:latest</text:p>
      <text:p text:style-name="Standard"/>
      <text:p text:style-name="Standard">docker service ls</text:p>
      <text:p text:style-name="Standard"/>
      <text:p text:style-name="Standard">docker service ps python-webapp</text:p>
      <text:p text:style-name="Standard">open browser <text:a xlink:type="simple" xlink:href="http://localhost:5000/" text:style-name="Internet_20_link" text:visited-style-name="Visited_20_Internet_20_Link">http://localhost:5000</text:a></text:p>
      <text:p text:style-name="Standard"/>
      <text:p text:style-name="P1">sudo systemctl stop jenkins</text:p>
      <text:p text:style-name="Standard">sudo rm -rf /var/lib/jenkins/*</text:p>
      <text:p text:style-name="Standard">sudo systemctl start jenkin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8T07:28:50.475659748</meta:creation-date>
    <dc:date>2026-01-28T07:30:28.631205702</dc:date>
    <meta:editing-duration>PT1M39S</meta:editing-duration>
    <meta:editing-cycles>1</meta:editing-cycles>
    <meta:document-statistic meta:table-count="0" meta:image-count="0" meta:object-count="0" meta:page-count="2" meta:paragraph-count="44" meta:word-count="118" meta:character-count="1020" meta:non-whitespace-character-count="872"/>
    <meta:generator>LibreOffice/24.2.7.2$Linux_X86_64 LibreOffice_project/420$Build-2</meta:generator>
  </office:meta>
</office:document-meta>
</file>